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82.88mm" svg:height="145.55mm" svg:x="167.11mm" svg:y="13.29mm">
            <draw:object draw:notify-on-update-of-ranges="Feuille1.D6:Feuille1.D28 Feuille1.F5:Feuille1.F5 Feuille1.F6:Feuille1.F28 Feuille1.D6:Feuille1.D28 Feuille1.E5:Feuille1.E5 Feuille1.E6:Feuille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ux</text:p>
          </table:table-cell>
          <table:table-cell table:style-name="ce2" office:value-type="float" office:value="4.81" calcext:value-type="float">
            <text:p>4,81</text:p>
          </table:table-cell>
          <table:table-cell table:style-name="ce1" office:value-type="string" calcext:value-type="string">
            <text:p>ISO</text:p>
          </table:table-cell>
          <table:table-cell table:style-name="ce2" office:value-type="float" office:value="800" calcext:value-type="float">
            <text:p>800</text:p>
          </table:table-cell>
          <table:table-cell table:style-name="ce1" office:value-type="string" calcext:value-type="string">
            <text:p>K</text:p>
          </table:table-cell>
          <table:table-cell table:style-name="ce2" office:value-type="float" office:value="9.5" calcext:value-type="float">
            <text:p>9,5</text:p>
          </table:table-cell>
          <table:table-cell table:number-columns-repeated="2"/>
          <table:table-cell office:value-type="float" office:value="7.5" calcext:value-type="float">
            <text:p>7,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 stop</text:p>
          </table:table-cell>
          <table:table-cell office:value-type="string" calcext:value-type="string">
            <text:p>dslr speed</text:p>
          </table:table-cell>
          <table:table-cell office:value-type="string" calcext:value-type="string">
            <text:p>formula spe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8" calcext:value-type="float">
            <text:p>1,8</text:p>
          </table:table-cell>
          <table:table-cell table:formula="of:=1/125" office:value-type="float" office:value="0.008" calcext:value-type="float">
            <text:p>0,008</text:p>
          </table:table-cell>
          <table:table-cell table:formula="of:=(POWER([.D6];2)*[.F1])/([.B1]*[.D1])" office:value-type="float" office:value="0.0079989604989605" calcext:value-type="float">
            <text:p>0,0079989604989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1/100" office:value-type="float" office:value="0.01" calcext:value-type="float">
            <text:p>0,01</text:p>
          </table:table-cell>
          <table:table-cell table:formula="of:=(POWER([.D7];2)*[.F1])/([.B1]*[.D1])" office:value-type="float" office:value="0.00987525987525987" calcext:value-type="float">
            <text:p>0,009875259875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2" calcext:value-type="float">
            <text:p>2,2</text:p>
          </table:table-cell>
          <table:table-cell table:formula="of:=1/80" office:value-type="float" office:value="0.0125" calcext:value-type="float">
            <text:p>0,0125</text:p>
          </table:table-cell>
          <table:table-cell table:formula="of:=(POWER([.D8];2)*[.F1])/([.B1]*[.D1])" office:value-type="float" office:value="0.0119490644490644" calcext:value-type="float">
            <text:p>0,0119490644490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table:formula="of:=(POWER([.D9];2)*[.F1])/([.B1]*[.D1])" office:value-type="float" office:value="0.0154300935550936" calcext:value-type="float">
            <text:p>0,0154300935550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8" calcext:value-type="float">
            <text:p>2,8</text:p>
          </table:table-cell>
          <table:table-cell table:formula="of:=1/50" office:value-type="float" office:value="0.02" calcext:value-type="float">
            <text:p>0,02</text:p>
          </table:table-cell>
          <table:table-cell table:formula="of:=(POWER([.D10];2)*[.F1])/([.B1]*[.D1])" office:value-type="float" office:value="0.0193555093555094" calcext:value-type="float">
            <text:p>0,0193555093555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2" calcext:value-type="float">
            <text:p>3,2</text:p>
          </table:table-cell>
          <table:table-cell table:formula="of:=1/40" office:value-type="float" office:value="0.025" calcext:value-type="float">
            <text:p>0,025</text:p>
          </table:table-cell>
          <table:table-cell table:formula="of:=(POWER([.D11];2)*[.F1])/([.B1]*[.D1])" office:value-type="float" office:value="0.0252806652806653" calcext:value-type="float">
            <text:p>0,0252806652806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table:formula="of:=1/30" office:value-type="float" office:value="0.0333333333333333" calcext:value-type="float">
            <text:p>0,033333333333333</text:p>
          </table:table-cell>
          <table:table-cell table:formula="of:=(POWER([.D12];2)*[.F1])/([.B1]*[.D1])" office:value-type="float" office:value="0.0302429833679834" calcext:value-type="float">
            <text:p>0,030242983367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1/25" office:value-type="float" office:value="0.04" calcext:value-type="float">
            <text:p>0,04</text:p>
          </table:table-cell>
          <table:table-cell table:formula="of:=(POWER([.D13];2)*[.F1])/([.B1]*[.D1])" office:value-type="float" office:value="0.0395010395010395" calcext:value-type="float">
            <text:p>0,03950103950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table:formula="of:=1/20" office:value-type="float" office:value="0.05" calcext:value-type="float">
            <text:p>0,05</text:p>
          </table:table-cell>
          <table:table-cell table:formula="of:=(POWER([.D14];2)*[.F1])/([.B1]*[.D1])" office:value-type="float" office:value="0.0499935031185031" calcext:value-type="float">
            <text:p>0,0499935031185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1/15" office:value-type="float" office:value="0.0666666666666667" calcext:value-type="float">
            <text:p>0,066666666666667</text:p>
          </table:table-cell>
          <table:table-cell table:formula="of:=(POWER([.D15];2)*[.F1])/([.B1]*[.D1])" office:value-type="float" office:value="0.0617203742203742" calcext:value-type="float">
            <text:p>0,0617203742203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" calcext:value-type="float">
            <text:p>5,6</text:p>
          </table:table-cell>
          <table:table-cell table:formula="of:=1/13" office:value-type="float" office:value="0.0769230769230769" calcext:value-type="float">
            <text:p>0,076923076923077</text:p>
          </table:table-cell>
          <table:table-cell table:formula="of:=(POWER([.D16];2)*[.F1])/([.B1]*[.D1])" office:value-type="float" office:value="0.0774220374220374" calcext:value-type="float">
            <text:p>0,0774220374220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" calcext:value-type="float">
            <text:p>6,3</text:p>
          </table:table-cell>
          <table:table-cell table:formula="of:=1/10" office:value-type="float" office:value="0.1" calcext:value-type="float">
            <text:p>0,1</text:p>
          </table:table-cell>
          <table:table-cell table:formula="of:=(POWER([.D17];2)*[.F1])/([.B1]*[.D1])" office:value-type="float" office:value="0.0979872661122661" calcext:value-type="float">
            <text:p>0,0979872661122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1/8" office:value-type="float" office:value="0.125" calcext:value-type="float">
            <text:p>0,125</text:p>
          </table:table-cell>
          <table:table-cell table:formula="of:=(POWER([.D18];2)*[.F1])/([.B1]*[.D1])" office:value-type="float" office:value="0.120971933471933" calcext:value-type="float">
            <text:p>0,1209719334719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formula="of:=(POWER([.D19];2)*[.F1])/([.B1]*[.D1])" office:value-type="float" office:value="0.158004158004158" calcext:value-type="float">
            <text:p>0,1580041580041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1/5" office:value-type="float" office:value="0.2" calcext:value-type="float">
            <text:p>0,2</text:p>
          </table:table-cell>
          <table:table-cell table:formula="of:=(POWER([.D20];2)*[.F1])/([.B1]*[.D1])" office:value-type="float" office:value="0.199974012474012" calcext:value-type="float">
            <text:p>0,1999740124740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1/4" office:value-type="float" office:value="0.25" calcext:value-type="float">
            <text:p>0,25</text:p>
          </table:table-cell>
          <table:table-cell table:formula="of:=(POWER([.D21];2)*[.F1])/([.B1]*[.D1])" office:value-type="float" office:value="0.246881496881497" calcext:value-type="float">
            <text:p>0,2468814968814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table:formula="of:=(POWER([.D22];2)*[.F1])/([.B1]*[.D1])" office:value-type="float" office:value="0.298726611226611" calcext:value-type="float">
            <text:p>0,2987266112266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table:formula="of:=(POWER([.D23];2)*[.F1])/([.B1]*[.D1])" office:value-type="float" office:value="0.41722972972973" calcext:value-type="float">
            <text:p>0,417229729729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formula="of:=(POWER([.D24];2)*[.F1])/([.B1]*[.D1])" office:value-type="float" office:value="0.483887733887734" calcext:value-type="float">
            <text:p>0,4838877338877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table:formula="of:=(POWER([.D25];2)*[.F1])/([.B1]*[.D1])" office:value-type="float" office:value="0.632016632016632" calcext:value-type="float">
            <text:p>0,6320166320166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table:formula="of:=(POWER([.D26];2)*[.F1])/([.B1]*[.D1])" office:value-type="float" office:value="0.79989604989605" calcext:value-type="float">
            <text:p>0,799896049896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POWER([.D27];2)*[.F1])/([.B1]*[.D1])" office:value-type="float" office:value="0.987525987525987" calcext:value-type="float">
            <text:p>0,9875259875259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 table:formula="of:=(POWER([.D28];2)*[.F1])/([.B1]*[.D1])" office:value-type="float" office:value="1.19490644490644" calcext:value-type="float">
            <text:p>1,19490644490644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Reflective exposure K-value calculation 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lr speed have been shot with a Canon 550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 a 50mm fixed le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ual mode, ISO 800, both on DSLR and me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 stop fixed and picture took with grey card 18 % on full fr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zoom, and histogram for R, G, B on the better possible midd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n used the lux meter, on same spot of the DSLR, noted the lu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 tried to match the best possible the DSLR curv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8:14:02.876042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7:07:38.113056016</meta:creation-date>
    <dc:date>2019-01-16T18:18:00.594517992</dc:date>
    <meta:editing-duration>PT35M41S</meta:editing-duration>
    <meta:editing-cycles>38</meta:editing-cycles>
    <meta:generator>LibreOffice/6.0.7.3$Linux_X86_64 LibreOffice_project/00m0$Build-3</meta:generator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001" chart:maximum="1.5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89cm" svg:height="14.556cm" xlink:href=".." xlink:type="simple" chart:class="chart:scatter" chart:column-mapping="2 1" chart:style-name="ch1">
        <chart:legend chart:legend-position="end" svg:x="24.586cm" svg:y="6.712cm" style:legend-expansion="high" chart:style-name="ch2"/>
        <chart:plot-area chart:style-name="ch3" table:cell-range-address="Feuille1.D6:Feuille1.E28 Feuille1.F5:Feuille1.F28 Feuille1.E5:Feuille1.E5" chart:data-source-has-labels="row" svg:x="1.569cm" svg:y="0.291cm" svg:width="22.452cm" svg:height="13cm">
          <chartooo:coordinate-region svg:x="2.753cm" svg:y="0.291cm" svg:width="21.06cm" svg:height="12.335cm"/>
          <chart:axis chart:dimension="x" chart:name="primary-x" chart:style-name="ch4">
            <chart:title svg:x="12.362cm" svg:y="13.583cm" chart:style-name="ch5">
              <text:p>f stop</text:p>
            </chart:title>
          </chart:axis>
          <chart:axis chart:dimension="y" chart:name="primary-y" chart:style-name="ch6">
            <chart:title svg:x="0.451cm" svg:y="8.028cm" chart:style-name="ch7">
              <text:p>speed (seconds)</text:p>
            </chart:title>
            <chart:grid chart:style-name="ch8" chart:class="major"/>
          </chart:axis>
          <chart:series chart:style-name="ch9" chart:values-cell-range-address="Feuille1.F6:Feuille1.F28" chart:label-cell-address="Feuille1.F5:Feuille1.F5" chart:class="chart:scatter">
            <chart:domain table:cell-range-address="Feuille1.D6:Feuille1.D28"/>
            <chart:data-point chart:repeated="23"/>
          </chart:series>
          <chart:series chart:style-name="ch10" chart:values-cell-range-address="Feuille1.E6:Feuille1.E28" chart:label-cell-address="Feuille1.E5:Feuille1.E5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formula speed</text:p>
                <draw:g>
                  <svg:desc>Feuille1.F5:Feuille1.F5</svg:desc>
                </draw:g>
              </table:table-cell>
              <table:table-cell office:value-type="string">
                <text:p>dslr speed</text:p>
                <draw:g>
                  <svg:desc>Feuille1.E5:Feuille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">
                <text:p>1.8</text:p>
                <draw:g>
                  <svg:desc>Feuille1.D6:Feuille1.D28</svg:desc>
                </draw:g>
              </table:table-cell>
              <table:table-cell office:value-type="float" office:value="0.0079989604989605">
                <text:p>0.0079989604989605</text:p>
                <draw:g>
                  <svg:desc>Feuille1.F6:Feuille1.F28</svg:desc>
                </draw:g>
              </table:table-cell>
              <table:table-cell office:value-type="float" office:value="0.008">
                <text:p>0.008</text:p>
                <draw:g>
                  <svg:desc>Feuille1.E6:Feuille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87525987525987">
                <text:p>0.009875259875259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0.0119490644490644">
                <text:p>0.0119490644490644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154300935550936">
                <text:p>0.0154300935550936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0.0193555093555094">
                <text:p>0.01935550935550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0.0252806652806653">
                <text:p>0.025280665280665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302429833679834">
                <text:p>0.030242983367983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395010395010395">
                <text:p>0.039501039501039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0499935031185031">
                <text:p>0.04999350311850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617203742203742">
                <text:p>0.061720374220374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0.0774220374220374">
                <text:p>0.0774220374220374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">
                <text:p>6.3</text:p>
              </table:table-cell>
              <table:table-cell office:value-type="float" office:value="0.0979872661122661">
                <text:p>0.09798726611226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120971933471933">
                <text:p>0.12097193347193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158004158004158">
                <text:p>0.15800415800415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199974012474012">
                <text:p>0.1999740124740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246881496881497">
                <text:p>0.24688149688149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.298726611226611">
                <text:p>0.2987266112266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.41722972972973">
                <text:p>0.417229729729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0.483887733887734">
                <text:p>0.4838877338877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632016632016632">
                <text:p>0.6320166320166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79989604989605">
                <text:p>0.799896049896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987525987525987">
                <text:p>0.987525987525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19490644490644">
                <text:p>1.19490644490644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